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Herramientas open source para desarrollo en plataformas ARM Cortex M (bare metal).</text:p>
            <text:p/>
            <text:p/>
            <text:p/>
            <text:p/>
            <text:p/>
            <text:p>Por Joksan Alvarado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rramientas necesarias.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ardware:</text:span></text:p>
                <text:list>
                  <text:list-item>
                    <text:p><text:span text:style-name="T1">Plataforma objetivo (microcontrolador ARM).</text:span></text:p>
                  </text:list-item>
                  <text:list-item>
                    <text:p><text:span text:style-name="T1">Programador JTAG.</text:span></text:p>
                  </text:list-item>
                </text:list>
              </text:list-item>
              <text:list-item>
                <text:p><text:span text:style-name="T1">Software:</text:span></text:p>
                <text:list>
                  <text:list-item>
                    <text:p><text:span text:style-name="T1">Toolchain de desarrollo (compilador de C, enlazador, make, etc.).</text:span></text:p>
                  </text:list-item>
                  <text:list-item>
                    <text:p><text:span text:style-name="T1">Herramientas para programador JTAG (openocd, Jllink).</text:span></text:p>
                  </text:list-item>
                  <text:list-item>
                    <text:p><text:span text:style-name="T1">Libreria de soporte HAL del fabricante de dispositivo.</text:span></text:p>
                  </text:list-item>
                  <text:list-item>
                    <text:p><text:span text:style-name="T1">Soporte de microcontroladores ARM Cortex M (CMSIS).</text:span></text:p>
                  </text:list-item>
                  <text:list-item>
                    <text:p><text:span text:style-name="T1">Libreria de C (newlib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erramientas de hardware</text:p>
          </draw:text-box>
        </draw:frame>
        <draw:frame draw:style-name="gr2" draw:text-style-name="P3" draw:layer="layout" svg:width="0.502cm" svg:height="1.187cm" svg:x="32.258cm" svg:y="17.272cm">
          <draw:text-box>
            <text:p/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4">Plataforma objetivo.</text:p>
                <text:list>
                  <text:list-item>
                    <text:p text:style-name="P4">Arduino zero, M0, M0 pro.</text:p>
                  </text:list-item>
                  <text:list-item>
                    <text:p text:style-name="P4">Arduino MKR1000.</text:p>
                  </text:list-item>
                  <text:list-item>
                    <text:p text:style-name="P4">Arduino DUE.</text:p>
                  </text:list-item>
                  <text:list-item>
                    <text:p text:style-name="P4">Teensy (3.2, LC, 3.5, 3.6, etc.). No requiere JTAG!</text:p>
                  </text:list-item>
                  <text:list-item>
                    <text:p text:style-name="P4">Sparkfun nRF52832 breakout.</text:p>
                  </text:list-item>
                  <text:list-item>
                    <text:p text:style-name="P4">Sparkfun SAMD21 Dev Breakout / Mini Breakout.</text:p>
                  </text:list-item>
                  <text:list-item>
                    <text:p text:style-name="P4">Sparkfun FreeSoC2 Development Board.</text:p>
                  </text:list-item>
                  <text:list-item>
                    <text:p text:style-name="P4">Tu propio prototipo de desarrollo.</text:p>
                  </text:list-item>
                  <text:list-item>
                    <text:p text:style-name="P4"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eramientas de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ador JTAG.</text:p>
                <text:list>
                  <text:list-item>
                    <text:p>Olimex ARM-USB-TINY – Usada con open ocd.</text:p>
                    <text:list>
                      <text:list-item>
                        <text:p>Requiere accesorios: ARM-JTAG-SWD y ARM-JTAG-20-10.</text:p>
                      </text:list-item>
                      <text:list-item>
                        <text:p><text:a xlink:href="https://www.olimex.com/Products/ARM/JTAG/ARM-USB-TINY/" xlink:type="simple">https://www.olimex.com/Products/ARM/JTAG/ARM-USB-TINY/</text:a></text:p>
                      </text:list-item>
                    </text:list>
                  </text:list-item>
                  <text:list-item>
                    <text:p>Jlink – Usada con JlinkExe.</text:p>
                    <text:list>
                      <text:list-item>
                        <text:p><text:a xlink:href="https://www.segger.com/" xlink:type="simple">https://www.segger.com/</text:a></text:p>
                      </text:list-item>
                    </text:list>
                  </text:list-item>
                  <text:list-item>
                    <text:p>Nrf52dk – Usada con JlinkExe.</text:p>
                    <text:list>
                      <text:list-item>
                        <text:p><text:a xlink:href="https://www.nordicsemi.com/eng/Products/Bluetooth-low-energy/nRF52-DK" xlink:type="simple">https://www.nordicsemi.com/eng/Products/Bluetooth-low-energy/nRF52-DK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rramientas de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erramientas de desarrollo (toolchain).</text:p>
                <text:list>
                  <text:list-item>
                    <text:p>arm-none-eabi-gcc</text:p>
                  </text:list-item>
                  <text:list-item>
                    <text:p>binutils-arm-none-eabi</text:p>
                  </text:list-item>
                  <text:list-item>
                    <text:p>libnewlib-arm-none-eabi (libc).</text:p>
                    <text:list>
                      <text:list-item>
                        <text:p><text:a xlink:href="https://launchpad.net/gcc-arm-embedded" xlink:type="simple">https://launchpad.net/gcc-arm-embedded</text:a><text:tab/></text:p>
                      </text:list-item>
                      <text:list-item>
                        <text:p><text:a xlink:href="https://launchpad.net/~team-gcc-arm-embedded/+archive/ubuntu/ppa" xlink:type="simple">https://launchpad.net/~team-gcc-arm-embedded/+archive/ubuntu/ppa</text:a></text:p>
                      </text:list-item>
                    </text:list>
                  </text:list-item>
                  <text:list-item>
                    <text:p>GNU make.</text:p>
                  </text:list-item>
                  <text:list-item>
                    <text:p>Un editor de texto potente como Notepad2, Kate, Geany, sublime, etc.</text:p>
                  </text:list-item>
                </text:list>
              </text:list-item>
              <text:list-item>
                <text:p>Entorno de desarrollo.</text:p>
                <text:list>
                  <text:list-item>
                    <text:p>GNU/Linux.</text:p>
                  </text:list-item>
                  <text:list-item>
                    <text:p>Cygwin (windows).</text:p>
                    <text:list>
                      <text:list-item>
                        <text:p><text:a xlink:href="https://www.cygwin.com/" xlink:type="simple">https://www.cygwin.com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rramientas de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erramientas de desarrollo (toolchain).</text:p>
                <text:list>
                  <text:list-item>
                    <text:p>arm-none-eabi-gcc</text:p>
                  </text:list-item>
                  <text:list-item>
                    <text:p>binutils-arm-none-eabi</text:p>
                  </text:list-item>
                  <text:list-item>
                    <text:p>libnewlib-arm-none-eabi (libc).</text:p>
                    <text:list>
                      <text:list-item>
                        <text:p><text:a xlink:href="https://launchpad.net/gcc-arm-embedded" xlink:type="simple">https://launchpad.net/gcc-arm-embedded</text:a><text:tab/></text:p>
                      </text:list-item>
                      <text:list-item>
                        <text:p><text:a xlink:href="https://launchpad.net/~team-gcc-arm-embedded/+archive/ubuntu/ppa" xlink:type="simple">https://launchpad.net/~team-gcc-arm-embedded/+archive/ubuntu/ppa</text:a></text:p>
                      </text:list-item>
                    </text:list>
                  </text:list-item>
                  <text:list-item>
                    <text:p>GNU make.</text:p>
                  </text:list-item>
                  <text:list-item>
                    <text:p>Un editor de texto potente como Notepad2, Kate, Geany, sublime, etc.</text:p>
                  </text:list-item>
                </text:list>
              </text:list-item>
              <text:list-item>
                <text:p>Entorno de desarrollo.</text:p>
                <text:list>
                  <text:list-item>
                    <text:p>GNU/Linux.</text:p>
                  </text:list-item>
                  <text:list-item>
                    <text:p>Cygwin (windows).</text:p>
                    <text:list>
                      <text:list-item>
                        <text:p><text:a xlink:href="https://www.cygwin.com/" xlink:type="simple">https://www.cygwin.com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brerias de soporte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porte de dispositivo (HAL).</text:p>
                <text:list>
                  <text:list-item>
                    <text:p>Varían segun fabricante, las licencias varian tambien.</text:p>
                  </text:list-item>
                  <text:list-item>
                    <text:p>Atmel: Licencia BSD modificada.</text:p>
                    <text:list>
                      <text:list-item>
                        <text:p><text:a xlink:href="http://packs.download.atmel.com/" xlink:type="simple">http://packs.download.atmel.com/</text:a></text:p>
                      </text:list-item>
                    </text:list>
                  </text:list-item>
                  <text:list-item>
                    <text:p>Nordic (nRF5 SDK): Licencia BSD modificada.</text:p>
                    <text:list>
                      <text:list-item>
                        <text:p><text:a xlink:href="https://infocenter.nordicsemi.com/index.jsp" xlink:type="simple">https://infocenter.nordicsemi.com/index.jsp</text:a></text:p>
                      </text:list-item>
                    </text:list>
                  </text:list-item>
                  <text:list-item>
                    <text:p>Freescale: Licencia gratuita pero privativa, requiere inscripcion para descarga y no permite redistribucion.</text:p>
                  </text:list-item>
                  <text:list-item>
                    <text:p>Puedes hacer la tuya propia, basandote en la hoja de datos del dispositiv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brerias de soporte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oporte de microcontroladores ARM Cortex M (CMSIS).</text:span></text:p>
                <text:list>
                  <text:list-item>
                    <text:p><text:span text:style-name="T1"><text:a xlink:href="https://github.com/ARM-software/CMSIS" xlink:type="simple">https://github.com/ARM-software/CMSIS</text:a></text:span></text:p>
                  </text:list-item>
                </text:list>
              </text:list-item>
              <text:list-item>
                <text:p><text:span text:style-name="T1">Libreria de runtime para C (newlib).</text:span></text:p>
                <text:list>
                  <text:list-item>
                    <text:p><text:span text:style-name="T1">Es opcional, pero resulta muy util si se tiene.</text:span></text:p>
                  </text:list-item>
                  <text:list-item>
                    <text:p><text:span text:style-name="T1">Viene incluida con el toolchain de ARM.</text:span></text:p>
                  </text:list-item>
                  <text:list-item>
                    <text:p><text:span text:style-name="T1">Requiere la implementacion de llamadas de sisema (syscalls).</text:span></text:p>
                  </text:list-item>
                  <text:list-item>
                    <text:p><text:span text:style-name="T1">Las syscalls en ocasiones vienen <text:s/>incluidas con el paquete de soporte del dispositivo, pero pueden ser rápidamente implementadas si se sabe lo que se hace.</text:span></text:p>
                  </text:list-item>
                  <text:list-item>
                    <text:p><text:span text:style-name="T1"><text:a xlink:href="https://sourceware.org/newlib/libc.html" xlink:type="simple">https://sourceware.org/newlib/libc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NU Make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 una herramienta de automatización de procesos.</text:p>
              </text:list-item>
              <text:list-item>
                <text:p>Resulta extremadamente útil para automatizar la compilación y enlazado del código.</text:p>
              </text:list-item>
              <text:list-item>
                <text:p>Se configura mediante la creación de archivos denominados makefiles, los cuales emplean un lenguaje declarativ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ker scripts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dican al enlazador cómo generar los binarios.</text:p>
              </text:list-item>
              <text:list-item>
                <text:p>Permiten configurar el mapa de memoria del dispositivo.</text:p>
              </text:list-item>
              <text:list-item>
                <text:p>Exponen simbolos que ayudan al código para saber dónde se ubican las diversas zonas de memori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ódigo de inicialización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ele ser implementado en assembler, pero también es posible implementarlo en C. A menudo viene incluido con el paquete de soporte del dispositivo.</text:p>
              </text:list-item>
              <text:list-item>
                <text:p>Su función es inicializar el hardware y la memoria.</text:p>
              </text:list-item>
              <text:list-item>
                <text:p>Provee el punto de arranque (vector de reset) del sistema, el cual es ejecutado antes que la función main.</text:p>
              </text:list-item>
              <text:list-item>
                <text:p>Suele estar fuertemente ligado al linker script, el cual le indica dónde se encuentran las zonas de memori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ódigo de inicialización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mínimo de caracteristicas que inicializa depende de la plataforma y de lo que se quiera hacer con el sistema, pero cuando menos suele inicializarse la memoria y se configura el reloj del procesador.</text:p>
              </text:list-item>
              <text:list-item>
                <text:p>En sistemas donde el watchdog esta activado por defecto suele configurarse o desactivarse.</text:p>
              </text:list-item>
              <text:list-item>
                <text:p>Suele proveer la tabla de vectores junto con implementaciones stub de las rutinas de interrupció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Demostraciones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6:55:15.297055601</meta:creation-date>
    <dc:date>2017-09-06T20:51:47.367536015</dc:date>
    <meta:editing-duration>PT44M53S</meta:editing-duration>
    <meta:editing-cycles>12</meta:editing-cycles>
    <meta:generator>LibreOffice/5.1.6.2$Linux_X86_64 LibreOffice_project/10m0$Build-2</meta:generator>
    <meta:document-statistic meta:object-count="72"/>
  </office:meta>
</office:document-meta>
</file>